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1.481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16.265cm"/>
    </style:style>
    <style:style style:name="co5" style:family="table-column">
      <style:table-column-properties fo:break-before="auto" style:column-width="1.42cm"/>
    </style:style>
    <style:style style:name="co7" style:family="table-column">
      <style:table-column-properties fo:break-before="auto" style:column-width="1.584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4.32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37"/>
  </office:automatic-styles>
  <office:body>
    <office:spreadsheet>
      <table:table table:name="Open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3" office:value-type="string">
            <text:p>Bugs in maucisynth</text:p>
          </table:table-cell>
          <table:table-cell table:number-columns-repeated="5"/>
        </table:table-row>
        <table:table-row table:style-name="ro1">
          <table:table-cell table:style-name="ce5" office:value-type="string">
            <text:p>Next ID</text:p>
          </table:table-cell>
          <table:table-cell table:style-name="ce6" office:value-type="float" office:value="11">
            <text:p>11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Priority</text:p>
          </table:table-cell>
          <table:table-cell office:value-type="string">
            <text:p>Found</text:p>
          </table:table-cell>
          <table:table-cell office:value-type="string">
            <text:p>Fixed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wtooth and pulse waves sound louder than other waveforms. Find optimal amplitude by Fourier analysis.</text:p>
          </table:table-cell>
          <table:table-cell office:value-type="float" office:value="0">
            <text:p>0</text:p>
          </table:table-cell>
          <table:table-cell table:style-name="ce7" office:value-type="date" office:date-value="2012-04-01">
            <text:p>01.04.12</text:p>
          </table:table-cell>
          <table:table-cell/>
          <table:table-cell office:value-type="string">
            <text:p>Lowpass filter can soften this aesthetic problem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ddenly worsening cracking with multiple notes playing, finally JACK xrun</text:p>
          </table:table-cell>
          <table:table-cell office:value-type="float" office:value="0">
            <text:p>0</text:p>
          </table:table-cell>
          <table:table-cell table:style-name="ce7" office:value-type="date" office:date-value="2012-04-01">
            <text:p>01.04.12</text:p>
          </table:table-cell>
          <table:table-cell/>
          <table:table-cell office:value-type="string">
            <text:p>This also happens with other JACK software synths like Bristol. Linux kernel with realtime patches, like in Ubuntu Studio, is probably required.</text:p>
          </table:table-cell>
        </table:table-row>
        <table:table-row table:style-name="ro2" table:number-rows-repeated="104856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ixed" table:style-name="ta1" table:print="false">
        <table:table-column table:style-name="co3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row table:style-name="ro2">
          <table:table-cell table:style-name="ce3" office:value-type="string">
            <text:p>Fixed bug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Priority</text:p>
          </table:table-cell>
          <table:table-cell office:value-type="string">
            <text:p>Found</text:p>
          </table:table-cell>
          <table:table-cell office:value-type="string">
            <text:p>Fixe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nvelope: note keeps playing when A=100, R=5, bufferLength=128, fast note on-off</text:p>
          </table:table-cell>
          <table:table-cell office:value-type="float" office:value="5">
            <text:p>5</text:p>
          </table:table-cell>
          <table:table-cell table:number-columns-repeated="2" table:style-name="ce7" office:value-type="date" office:date-value="2012-04-01">
            <text:p>01.04.1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ote retriggering to work properly</text:p>
          </table:table-cell>
          <table:table-cell office:value-type="float" office:value="5">
            <text:p>5</text:p>
          </table:table-cell>
          <table:table-cell table:number-columns-repeated="2" table:style-name="ce7" office:value-type="date" office:date-value="2012-04-01">
            <text:p>01.04.1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lready ended notes were retriggered to RELEASE phase at note off</text:p>
          </table:table-cell>
          <table:table-cell office:value-type="float" office:value="4">
            <text:p>4</text:p>
          </table:table-cell>
          <table:table-cell table:number-columns-repeated="2" table:style-name="ce7" office:value-type="date" office:date-value="2012-04-04">
            <text:p>04.04.1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LFO initial value was out of range</text:p>
          </table:table-cell>
          <table:table-cell office:value-type="float" office:value="5">
            <text:p>5</text:p>
          </table:table-cell>
          <table:table-cell table:number-columns-repeated="2" table:style-name="ce7" office:value-type="date" office:date-value="2012-04-06">
            <text:p>06.04.1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Wrong initial frequency on lowpass filter</text:p>
          </table:table-cell>
          <table:table-cell office:value-type="float" office:value="5">
            <text:p>5</text:p>
          </table:table-cell>
          <table:table-cell table:number-columns-repeated="2" table:style-name="ce7" office:value-type="date" office:date-value="2012-05-06">
            <text:p>06.05.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rash on startup if JACK is not running</text:p>
          </table:table-cell>
          <table:table-cell office:value-type="float" office:value="5">
            <text:p>5</text:p>
          </table:table-cell>
          <table:table-cell table:style-name="ce7" office:value-type="date" office:date-value="2012-05-07">
            <text:p>07.05.12</text:p>
          </table:table-cell>
          <table:table-cell table:style-name="ce7" office:value-type="date" office:date-value="2012-07-07">
            <text:p>07.07.12</text:p>
          </table:table-cell>
        </table:table-row>
        <table:table-row table:style-name="ro2" table:number-rows-repeated="104856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Unknown" table:style-name="ta1" table:print="false"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>
            <text:p>Bugs that don't seem appear any more</text:p>
          </table:table-cell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Priority</text:p>
          </table:table-cell>
          <table:table-cell office:value-type="string">
            <text:p>Found</text:p>
          </table:table-cell>
          <table:table-cell office:value-type="string">
            <text:p>Fixed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inOscillator: !(-1 &lt;= angle &lt;= 1) after synthesizeFromWavetable</text:p>
          </table:table-cell>
          <table:table-cell office:value-type="float" office:value="5">
            <text:p>5</text:p>
          </table:table-cell>
          <table:table-cell table:style-name="ce4" office:value-type="date" office:date-value="2012-04-01">
            <text:p>01.04.1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ash on startup, but only sometimes</text:p>
          </table:table-cell>
          <table:table-cell office:value-type="float" office:value="5">
            <text:p>5</text:p>
          </table:table-cell>
          <table:table-cell table:style-name="ce4" office:value-type="date" office:date-value="2012-04-01">
            <text:p>01.04.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7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 </meta:initial-creator>
    <meta:creation-date>2012-04-01T17:56:12</meta:creation-date>
    <dc:date>2012-07-07T22:58:36</dc:date>
    <meta:editing-duration>PT1H54M19S</meta:editing-duration>
    <meta:editing-cycles>18</meta:editing-cycles>
    <meta:generator>LibreOffice/3.5$Linux_x86 LibreOffice_project/350m1$Build-2</meta:generator>
    <meta:document-statistic meta:table-count="3" meta:cell-count="70" meta:object-count="0"/>
  </office:meta>
</office:document-meta>
</file>